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dictionary.xml" manifest:media-type="text/xml"/>
  <manifest:file-entry manifest:full-path="Basic/Standard/document.xml" manifest:media-type="text/xml"/>
  <manifest:file-entry manifest:full-path="Basic/Standard/base___multiline_code.xml" manifest:media-type="text/xml"/>
  <manifest:file-entry manifest:full-path="Basic/Standard/document___sheets.xml" manifest:media-type="text/xml"/>
  <manifest:file-entry manifest:full-path="Basic/Standard/_work_place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type___array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00/00/00</text:date>, <text:time style:data-style-name="N2" text:time-value="14:04:28.66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30T14:14:53.666000000</dc:date>
    <meta:editing-duration>PT4H49M57S</meta:editing-duration>
    <meta:editing-cycles>66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work_place.xml><?xml version="1.0" encoding="utf-8"?>
<!DOCTYPE module  PUBLIC '-//OpenOffice.org//DTD OfficeDocument 1.0//EN'  'module.dtd'>
<script:module xmlns:script="http://openoffice.org/2000/script" script:name="_work_place" script:language="StarBasic" script:moduleType="normal">'
' REF : https://help.libreoffice.org/latest/ro/text/sbasic/shared/03/lib_tools.html?&amp;DbPAR=SHARED&amp;System=WIN#strings_module
'

Sub C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


Sub B

REM updates the "Table of Contents" in a text doc
Dim allindexes, index As Object
    'allindexes = ThisComponent.getDocumentIndexes()
   ' index = allindexes.getByName("Table of Contents1")
    REM use the default name for Table of Contents and a 1
   ' index.update()
    
   ' MsgBox index
    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dictionar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_work_place"/>
  <library:element library:name="type___number"/>
  <library:element library:name="type___array"/>
</library:library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
	'
	Dim a( 3 ) as Integer
	a( 1 ) = 100
	a( 2 ) = 20
	a( 3 ) = 3
	
	Dim result as Integer
	For Each i In a
		result = result + i
	Next i
	
	MsgBox( result )

End Sub



Sub type___array___declaration_2

	'
	' Index의 범위 조절 가능
	'
	Dim a( 0 to 2 ) as Integer
	a( 0 ) = 100
	a( 1 ) = 20
	a( 2 ) = 3
	
	Dim result as Integer
	For Each i In a
		result = result + i
	Next i
	
	MsgBox( result )

End Sub



Sub type___array___declaration_3

	'
	' 동적 배열
	'
	Dim a as Variant
	a = Array( 10, 20, 30 )
	
	MsgBox( a( 0 ) &amp; a( 1 ) &amp; a( 2 ) )

End Sub
</script:module>
</file>

<file path=Basic/Standard/type___dictionary.xml><?xml version="1.0" encoding="utf-8"?>
<!DOCTYPE module  PUBLIC '-//OpenOffice.org//DTD OfficeDocument 1.0//EN'  'module.dtd'>
<script:module xmlns:script="http://openoffice.org/2000/script" script:name="type___dictionary" script:language="StarBasic" script:moduleType="normal">REM  *****  LibreOffice VBA  *****

Option Explicit

'
' REF : https://help.libreoffice.org/latest/ko/text/sbasic/shared/03/sf_dictionary.html
'

Sub type_dictionary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
	'
	Dim hex as Byte : hex = &amp;HFF ' 255
	
	MsgBox( hex )
	
	
	'
	' Octal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append 1"
	
	s = s &amp; Chr( 10 ) &amp; "append 2"
	
	'
	' 안돼
	'
	s = s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1 )
	view = view &amp; Chr( 10 )
	
	
	'
	' Mid : 지정한 위치를 기준으로 Index를 적용
	'
	view = view  &amp; "Mid : "&amp; Mid( s, 6, 1 )
	view = view &amp; Chr( 10 )
	
	
	MsgBox( view )

End Sub




Sub type_string___Instr

	Dim s as String : s = "test string"	
	
	MsgBox( Instr( 1, s, "es" ) )

End Sub




Sub type_string___MultiByte

	Dim s as String : s = "한국어"	
	
	Dim b() As Byte : b = Left( s, 1 )
	b( 1 )
	
	MsgBox( b( 1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